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等线" svg:font-family="等线" style:font-family-generic="system" style:font-pitch="variable" svg:panose-1="2 1 6 0 3 1 1 1 1 1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Source Code Pro" svg:font-family="Source Code Pro" style:font-family-generic="modern" style:font-pitch="fixed"/>
    <style:font-face style:name="Yu Mincho" svg:font-family="Yu Mincho" style:font-family-generic="roman" style:font-pitch="variable" svg:panose-1="2 2 4 0 0 0 0 0 0 0"/>
    <style:font-face style:name="宋体" svg:font-family="宋体" style:font-family-generic="system" style:font-pitch="variable" svg:panose-1="2 1 6 0 3 1 1 1 1 1"/>
    <style:font-face style:name="等线 Light" svg:font-family="等线 Light" style:font-family-generic="system" style:font-pitch="variable" svg:panose-1="2 1 6 0 3 1 1 1 1 1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默认段落字体" style:family="text">
      <style:text-properties style:font-name="Source Code Pro" fo:color="#C18401" fo:font-size="10.5pt" style:font-size-asian="10.5pt"/>
    </style:style>
    <style:style style:name="T3" style:parent-style-name="默认段落字体" style:family="text">
      <style:text-properties fo:color="#383A42"/>
    </style:style>
    <style:style style:name="T4" style:parent-style-name="默认段落字体" style:family="text">
      <style:text-properties style:font-name="Source Code Pro" fo:color="#383A42" fo:font-size="10.5pt" style:font-size-asian="10.5pt"/>
    </style:style>
    <style:style style:name="T5" style:parent-style-name="默认段落字体" style:family="text">
      <style:text-properties style:font-name="Source Code Pro" fo:color="#383A42" fo:font-size="10.5pt" style:font-size-asian="10.5pt"/>
    </style:style>
    <style:style style:name="P6" style:parent-style-name="Standard" style:family="paragraph">
      <style:text-properties style:font-name="Source Code Pro" fo:color="#383A42" fo:font-size="10.5pt" style:font-size-asian="10.5pt"/>
    </style:style>
    <style:style style:name="P7" style:parent-style-name="Standard" style:family="paragraph">
      <style:text-properties style:font-name="Source Code Pro" fo:color="#383A42" fo:font-size="10.5pt" style:font-size-asian="10.5pt"/>
    </style:style>
    <style:style style:name="P8" style:parent-style-name="Standard" style:family="paragraph">
      <style:text-properties style:font-name="Source Code Pro" fo:color="#383A42" fo:font-size="10.5pt" style:font-size-asian="10.5pt"/>
    </style:style>
    <style:style style:name="P9" style:parent-style-name="Standard" style:family="paragraph">
      <style:text-properties style:font-name="Source Code Pro" fo:color="#383A42" fo:font-size="10.5pt" style:font-size-asian="10.5pt"/>
    </style:style>
    <style:style style:name="P10" style:parent-style-name="Standard" style:family="paragraph">
      <style:text-properties style:font-name="Source Code Pro" fo:color="#383A42" fo:font-size="10.5pt" style:font-size-asian="10.5pt"/>
    </style:style>
    <style:style style:name="P11" style:parent-style-name="Standard" style:family="paragraph">
      <style:text-properties style:font-name="Source Code Pro" fo:color="#383A42" fo:font-size="10.5pt" style:font-size-asian="10.5pt"/>
    </style:style>
    <style:style style:name="T12" style:parent-style-name="默认段落字体" style:family="text">
      <style:text-properties fo:font-size="10.5pt" style:font-size-asian="10.5pt" style:font-size-complex="10.5pt"/>
    </style:style>
    <style:style style:name="P13" style:parent-style-name="Standard" style:family="paragraph">
      <style:text-properties fo:font-size="10.5pt" style:font-size-asian="10.5pt" style:font-size-complex="10.5pt"/>
    </style:style>
    <style:style style:name="P14" style:parent-style-name="Standard" style:family="paragraph">
      <style:text-properties style:font-name-asian="Yu Mincho" style:language-asian="ja" style:country-asian="JP"/>
    </style:style>
    <style:style style:name="P15" style:parent-style-name="Standard" style:family="paragraph">
      <style:text-properties style:font-name-asian="Yu Mincho" style:language-asian="ja" style:country-asian="JP"/>
    </style:style>
    <style:style style:name="P16" style:parent-style-name="Standard" style:family="paragraph">
      <style:text-properties style:font-name-asian="Yu Mincho" style:language-asian="ja" style:country-asian="JP"/>
    </style:style>
    <style:style style:name="P17" style:parent-style-name="Standard" style:family="paragraph">
      <style:text-properties style:font-name-asian="Yu Mincho" style:language-asian="ja" style:country-asian="JP"/>
    </style:style>
    <style:style style:name="P18" style:parent-style-name="Standard" style:family="paragraph">
      <style:text-properties style:font-name-asian="Yu Mincho" style:language-asian="ja" style:country-asian="JP"/>
    </style:style>
    <style:style style:name="P19" style:parent-style-name="Standard" style:family="paragraph">
      <style:text-properties style:font-name-asian="Yu Mincho" style:language-asian="ja" style:country-asian="JP"/>
    </style:style>
    <style:style style:name="P20" style:parent-style-name="Standard" style:family="paragraph">
      <style:text-properties style:font-name-asian="Yu Mincho" style:language-asian="ja" style:country-asian="JP"/>
    </style:style>
    <style:style style:name="P21" style:parent-style-name="Standard" style:family="paragraph">
      <style:text-properties style:font-name-asian="Yu Mincho" style:language-asian="ja" style:country-asian="JP"/>
    </style:style>
    <style:style style:name="P22" style:parent-style-name="Standard" style:family="paragraph">
      <style:text-properties style:font-name-asian="Yu Mincho" style:language-asian="ja" style:country-asian="JP"/>
    </style:style>
    <style:style style:name="P23" style:parent-style-name="Standard" style:family="paragraph">
      <style:text-properties style:font-name-asian="Yu Mincho" style:language-asian="ja" style:country-asian="JP"/>
    </style:style>
    <style:style style:name="P24" style:parent-style-name="Standard" style:family="paragraph">
      <style:text-properties style:font-name-asian="Yu Mincho" style:language-asian="ja" style:country-asian="JP"/>
    </style:style>
    <style:style style:name="P25" style:parent-style-name="Standard" style:family="paragraph">
      <style:text-properties style:font-name-asian="Yu Mincho" style:language-asian="ja" style:country-asian="JP"/>
    </style:style>
    <style:style style:name="P26" style:parent-style-name="Standard" style:family="paragraph">
      <style:text-properties style:font-name-asian="Yu Mincho" style:language-asian="ja" style:country-asian="JP"/>
    </style:style>
    <style:style style:name="P27" style:parent-style-name="Standard" style:family="paragraph">
      <style:text-properties style:font-name-asian="Yu Mincho" style:language-asian="ja" style:country-asian="JP"/>
    </style:style>
    <style:style style:name="P28" style:parent-style-name="Standard" style:family="paragraph">
      <style:text-properties style:font-name-asian="Yu Mincho" style:language-asian="ja" style:country-asian="JP"/>
    </style:style>
    <style:style style:name="P29" style:parent-style-name="Standard" style:family="paragraph">
      <style:text-properties style:font-name-asian="Yu Mincho" style:language-asian="ja" style:country-asian="JP"/>
    </style:style>
    <style:style style:name="P30" style:parent-style-name="Standard" style:family="paragraph">
      <style:text-properties style:font-name-asian="Yu Mincho" style:language-asian="ja" style:country-asian="JP"/>
    </style:style>
    <style:style style:name="P31" style:parent-style-name="Standard" style:family="paragraph">
      <style:text-properties style:font-name-asian="Yu Mincho" style:language-asian="ja" style:country-asian="JP"/>
    </style:style>
    <style:style style:name="P32" style:parent-style-name="Standard" style:family="paragraph">
      <style:text-properties style:font-name-asian="Yu Mincho" style:language-asian="ja" style:country-asian="JP"/>
    </style:style>
    <style:style style:name="P33" style:parent-style-name="Standard" style:family="paragraph">
      <style:text-properties style:font-name-asian="Yu Mincho" style:language-asian="ja" style:country-asian="JP"/>
    </style:style>
    <style:style style:name="P34" style:parent-style-name="Standard" style:family="paragraph">
      <style:text-properties style:font-name-asian="Yu Mincho" style:language-asian="ja" style:country-asian="JP"/>
    </style:style>
    <style:style style:name="P35" style:parent-style-name="Standard" style:family="paragraph">
      <style:text-properties style:font-name-asian="Yu Mincho" style:language-asian="ja" style:country-asian="JP"/>
    </style:style>
    <style:style style:name="P36" style:parent-style-name="Standard" style:family="paragraph">
      <style:text-properties style:font-name-asian="Yu Mincho" style:language-asian="ja" style:country-asian="JP"/>
    </style:style>
    <style:style style:name="T37" style:parent-style-name="默认段落字体" style:family="text">
      <style:text-properties style:font-name="宋体" style:font-name-asian="宋体" style:font-name-complex="宋体"/>
    </style:style>
    <style:style style:name="T38" style:parent-style-name="默认段落字体" style:family="text">
      <style:text-properties style:font-name="宋体" style:font-name-asian="宋体" style:font-name-complex="宋体"/>
    </style:style>
    <style:style style:name="T39" style:parent-style-name="超链接" style:family="text">
      <style:text-properties style:font-name="宋体" style:font-name-asian="宋体" style:font-name-complex="宋体"/>
    </style:style>
    <style:style style:name="T40" style:parent-style-name="默认段落字体" style:family="text">
      <style:text-properties style:font-name="宋体" style:font-name-asian="宋体" style:font-name-complex="宋体"/>
    </style:style>
    <style:style style:name="T41" style:parent-style-name="超链接" style:family="text">
      <style:text-properties style:font-name="宋体" style:font-name-asian="宋体" style:font-name-complex="宋体"/>
    </style:style>
    <style:style style:name="T42" style:parent-style-name="默认段落字体" style:family="text">
      <style:text-properties style:font-name="宋体" style:font-name-asian="宋体" style:font-name-complex="宋体"/>
    </style:style>
    <style:style style:name="T43" style:parent-style-name="默认段落字体" style:family="text">
      <style:text-properties style:font-name="宋体" style:font-name-asian="宋体" style:font-name-complex="宋体"/>
    </style:style>
  </office:automatic-styles>
  <office:body>
    <office:text text:use-soft-page-breaks="true">
      <text:p text:style-name="P1">1.vscode命令</text:p>
      <text:p text:style-name="Standard">copilot扩展有问题，现在打开窗口需要：ctrl+alt+i</text:p>
      <text:p text:style-name="Standard">在docker中使用container，vscode无法读取虚拟环境中的conda环境以及python解释器，还需要下载插件：Dev Containers，然后打开一个全新的container界面，详情可以参考：</text:p>
      <text:p text:style-name="Standard">https://blog.csdn.net/frighting_ing/article/details/142057108</text:p>
      <text:p text:style-name="Standard"/>
      <text:p text:style-name="Standard"/>
      <text:p text:style-name="Standard"/>
      <text:p text:style-name="Standard">2.ubuntu命令</text:p>
      <text:p text:style-name="Standard">su root<text:s/>密码：908707</text:p>
      <text:p text:style-name="Standard"><text:span text:style-name="T2">source</text:span><text:span text:style-name="T3"><text:s/></text:span><text:span text:style-name="T4">~/.bashrc<text:s/></text:span><text:span text:style-name="T5">更新环境变量</text:span></text:p>
      <text:p text:style-name="P6">sudo gedit ~/.bashrc <text:s/>修改bashrc <text:s/></text:p>
      <text:p text:style-name="P7">CUDA：已经安装了11.1</text:p>
      <text:p text:style-name="P8">export PATH=/usr/local/cuda-10.1/bin${PATH:+:${PATH}}</text:p>
      <text:p text:style-name="P9">export LD_LIBRARY_PATH=/usr/local/cuda-10.1/lib64\${LD_LIBRARY_PATH:+:${LD_LIBRARY_PATH}}</text:p>
      <text:p text:style-name="P10">在文件夹中按：ctrl+h<text:s/>可以查看隐藏目录</text:p>
      <text:p text:style-name="P11">将截屏复制到剪贴板：shift+ctrl+PrtSc</text:p>
      <text:p text:style-name="Standard">同一个内网下不同服务器可以通过scp传输数据：<text:span text:style-name="T12">scp data.txt user@192.168.1.2:/home/user/data/</text:span></text:p>
      <text:p text:style-name="P13">创建符号软连接ln -s path/to/nuscenes ./data/nuscenes<text:s/>这样后面的连接就会指向前面的连接，相当于快捷方式，可以实现快捷访问</text:p>
      <text:p text:style-name="Standard">nohup bash local_train.sh sparse4dv3_temporal_r50_1x8_bs6_256x704 &gt; train.log 2&gt;&amp;1 &amp;</text:p>
      <text:p text:style-name="Standard">在服务器docker中运行也有可能被signal杀死，所以这种只能使用tmux或者把屏幕开着</text:p>
      <text:p text:style-name="Standard"/>
      <text:p text:style-name="Standard"/>
      <text:p text:style-name="Standard"/>
      <text:p text:style-name="Standard">3.anaconda命令</text:p>
      <text:p text:style-name="Standard">安装bevformer时出现了一个环境pip问题：无论在哪个环境下pip，最后都会安装到open-mmlab环境中去，猜测是open-mmlab有问题，chatgpt给出的：rm -rf /home/wzh/.local/bin/pip rm -rf /home/wzh/.local/lib/python3.7/site-packages/pip*<text:s/>去除用户级别的安装暂时解决了问题</text:p>
      <text:p text:style-name="Standard">报错：ModuleNotFoundError: No module named 'mmcv._ext'</text:p>
      <text:p text:style-name="Standard">解决：首先mmcv要安装mmcv-full，从mmcv源码编译，然后MMCV_WITH_OPS=1 pip install -e .<text:s/>，不要直接pip install!</text:p>
      <text:p text:style-name="Standard">conda create --name new_env --clone source_env</text:p>
      <text:p text:style-name="Standard">pytorch使用的cuda版本是在pip install编译的时候决定的，后续在bashrc中改变了cuda版本也不影响，使用这个命令可以查看：python -c "import torch; print(torch.version.cuda)"</text:p>
      <text:p text:style-name="Standard"/>
      <text:p text:style-name="Standard"/>
      <text:p text:style-name="Standard">4.其他问题</text:p>
      <text:p text:style-name="Standard">报错：ModuleNotFoundError: No module named 'mmcv._ext'</text:p>
      <text:p text:style-name="Standard">解决：首先mmcv要安装mmcv-full，从mmcv源码编译，然后MMCV_WITH_OPS=1 pip install -e .<text:s/>，不要直接pip install!</text:p>
      <text:p text:style-name="Standard">conda create --name new_env --clone source_env</text:p>
      <text:p text:style-name="Standard">报错：AttributeError: 'ConfigDict' object has no attribute 'device'</text:p>
      <text:p text:style-name="Standard">解决：在config文件中加入：device = 'cuda'</text:p>
      <text:p text:style-name="Standard">说明：MMCV这个系列的库真的就是垃圾</text:p>
      <text:soft-page-break/>
      <text:p text:style-name="Standard">报错：ERROR: Unexpected bus error encountered in worker. This might be caused by insufficient shared memory (shm).</text:p>
      <text:p text:style-name="Standard">解决：在config.py中设置workers_per_gpu=0</text:p>
      <text:p text:style-name="Standard">说明：docker的shm设置为64m太小了，读取dataloader时必定报错</text:p>
      <text:p text:style-name="P14"/>
      <text:p text:style-name="P15">{</text:p>
      <text:p text:style-name="P16"><text:s text:c="12"/>"name": "train_bevdepth",</text:p>
      <text:p text:style-name="P17"><text:s text:c="12"/>"type": "python",</text:p>
      <text:p text:style-name="P18"><text:s text:c="12"/>"request": "launch",</text:p>
      <text:p text:style-name="P19"><text:s text:c="12"/>// "program": "tools/train.py",</text:p>
      <text:p text:style-name="P20"><text:s text:c="12"/>"module": "torch.distributed.launch",</text:p>
      <text:p text:style-name="P21"><text:s text:c="12"/>"console": "integratedTerminal",</text:p>
      <text:p text:style-name="P22"><text:s text:c="12"/>"justMyCode": true,</text:p>
      <text:p text:style-name="P23"><text:s text:c="12"/>"args": [</text:p>
      <text:p text:style-name="P24"><text:s text:c="16"/>"--nproc_per_node=2",</text:p>
      <text:p text:style-name="P25"><text:s text:c="16"/>"tools/train.py",</text:p>
      <text:p text:style-name="P26"><text:s text:c="16"/>"configs/bevdet/bevdet-r50-4d-depth-cbgs.py",</text:p>
      <text:p text:style-name="P27"><text:s text:c="16"/>"--work-dir",</text:p>
      <text:p text:style-name="P28"><text:s text:c="16"/>"work_dirs/train_bevdepthseg_debug",</text:p>
      <text:p text:style-name="P29"><text:s text:c="16"/>"--launcher",</text:p>
      <text:p text:style-name="P30"><text:s text:c="16"/>"pytorch",</text:p>
      <text:p text:style-name="P31"><text:s text:c="12"/>],</text:p>
      <text:p text:style-name="P32"><text:s text:c="12"/>"env": {</text:p>
      <text:p text:style-name="P33"><text:s text:c="16"/>"PYTHONPATH": ".",</text:p>
      <text:p text:style-name="P34"><text:s text:c="16"/>"CUDA_VISIBLE_DEVICES":"2,3",</text:p>
      <text:p text:style-name="P35"><text:s text:c="12"/>}</text:p>
      <text:p text:style-name="P36"><text:s text:c="8"/>},</text:p>
      <text:p text:style-name="Standard"><text:span text:style-name="T37">报错说明：</text:span><text:span text:style-name="T38">origin </text:span><text:a xlink:href="mailto:git@github.com" office:target-frame-name="_blank" xlink:show="new"><text:span text:style-name="T39">git@github.com</text:span></text:a><text:span text:style-name="T40">:wzh506/Persformer.git (fetch) 和 </text:span><text:a xlink:href="https://github.com/wzh506/Persformer.git" office:target-frame-name="_blank" xlink:show="new"><text:span text:style-name="T41">https://github.com/wzh506/Persformer.git</text:span></text:a><text:span text:style-name="T42"> </text:span></text:p>
      <text:p text:style-name="Standard"><text:span text:style-name="T43">解释：git是ssh密钥登陆，https是HTTPS协议。SSH容易报错而且连接不上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等线" svg:font-family="等线" style:font-family-generic="system" style:font-pitch="variable" svg:panose-1="2 1 6 0 3 1 1 1 1 1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Source Code Pro" svg:font-family="Source Code Pro" style:font-family-generic="modern" style:font-pitch="fixed"/>
    <style:font-face style:name="Yu Mincho" svg:font-family="Yu Mincho" style:font-family-generic="roman" style:font-pitch="variable" svg:panose-1="2 2 4 0 0 0 0 0 0 0"/>
    <style:font-face style:name="宋体" svg:font-family="宋体" style:font-family-generic="system" style:font-pitch="variable" svg:panose-1="2 1 6 0 3 1 1 1 1 1"/>
    <style:font-face style:name="等线 Light" svg:font-family="等线 Light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2916in"/>
      <style:text-properties style:font-name="Liberation Serif" style:font-name-asian="等线" style:font-name-complex="Noto Sans CJK SC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正文" style:display-name="正文" style:family="paragraph">
      <style:paragraph-properties fo:widows="0" fo:orphans="0"/>
      <style:text-properties fo:hyphenate="true"/>
    </style:style>
    <style:style style:name="默认段落字体" style:display-name="默认段落字体" style:family="text"/>
    <style:style style:name="Standard" style:display-name="Standard" style:family="paragraph">
      <style:text-properties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iberation Sans" fo:font-size="14pt" style:font-size-asian="14pt" style:font-size-complex="14pt" fo:hyphenate="false"/>
    </style:style>
    <style:style style:name="列表" style:display-name="列表" style:family="paragraph" style:parent-style-name="Textbody">
      <style:text-properties fo:hyphenate="false"/>
    </style:style>
    <style:style style:name="题注" style:display-name="题注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页眉" style:display-name="页眉" style:family="paragraph" style:parent-style-name="Textbody">
      <style:paragraph-properties style:snap-to-layout-grid="false" fo:text-align="center"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-complex="Mangal" fo:font-size="9pt" style:font-size-asian="9pt" style:font-size-complex="8pt" fo:hyphenate="false"/>
    </style:style>
    <style:style style:name="页脚" style:display-name="页脚" style:family="paragraph" style:parent-style-name="Textbody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-complex="Mangal" fo:font-size="9pt" style:font-size-asian="9pt" style:font-size-complex="8pt" fo:hyphenate="false"/>
    </style:style>
    <style:style style:name="页眉字符" style:display-name="页眉 字符" style:family="text" style:parent-style-name="默认段落字体">
      <style:text-properties style:font-name-complex="Mangal" fo:font-size="9pt" style:font-size-asian="9pt" style:font-size-complex="8pt"/>
    </style:style>
    <style:style style:name="页脚字符" style:display-name="页脚 字符" style:family="text" style:parent-style-name="默认段落字体">
      <style:text-properties style:font-name-complex="Mangal" fo:font-size="9pt" style:font-size-asian="9pt" style:font-size-complex="8pt"/>
    </style:style>
    <style:style style:name="超链接" style:display-name="超链接" style:family="text" style:parent-style-name="默认段落字体">
      <style:text-properties fo:color="#0563C1" style:text-underline-type="single" style:text-underline-style="solid" style:text-underline-width="auto" style:text-underline-mode="continuous"/>
    </style:style>
    <style:style style:name="未处理的提及" style:display-name="未处理的提及" style:family="text" style:parent-style-name="默认段落字体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水狗 一只平凡的</dc:creator>
    <meta:creation-date>2024-11-03T13:01:00Z</meta:creation-date>
    <dc:date>2025-04-14T03:59:00Z</dc:date>
    <meta:template xlink:href="Normal" xlink:type="simple"/>
    <meta:editing-cycles>35</meta:editing-cycles>
    <meta:editing-duration>PT3720S</meta:editing-duration>
    <meta:document-statistic meta:page-count="2" meta:paragraph-count="5" meta:word-count="415" meta:character-count="2777" meta:row-count="19" meta:non-whitespace-character-count="2367"/>
  </office:meta>
</office:document-meta>
</file>